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3730000036863D09690479933AF.png" manifest:media-type="image/png"/>
  <manifest:file-entry manifest:full-path="Pictures/100000000000037400000362F9B1F3DE2907DEE8.png" manifest:media-type="image/png"/>
  <manifest:file-entry manifest:full-path="Pictures/1000000000000373000002B9B7D30C3995F4E69B.png" manifest:media-type="image/png"/>
  <manifest:file-entry manifest:full-path="Pictures/10000000000003790000032B98B77F3CF47FED17.png" manifest:media-type="image/png"/>
  <manifest:file-entry manifest:full-path="Pictures/100000000000024E0000027C7A24D5E134CEC7B7.png" manifest:media-type="image/png"/>
  <manifest:file-entry manifest:full-path="Pictures/1000000000000372000003A42F4D482F6E1044DB.png" manifest:media-type="image/png"/>
  <manifest:file-entry manifest:full-path="Pictures/100000000000036800000256DD853E90DA60316E.png" manifest:media-type="image/png"/>
  <manifest:file-entry manifest:full-path="Pictures/100000000000037300000225A0D5574F3962D0B4.png" manifest:media-type="image/png"/>
  <manifest:file-entry manifest:full-path="Pictures/100000000000068B000003A2417891DA41276F97.png" manifest:media-type="image/png"/>
  <manifest:file-entry manifest:full-path="Pictures/10000000000003730000036515C178491F8FE2F8.png" manifest:media-type="image/png"/>
  <manifest:file-entry manifest:full-path="Pictures/1000000000000373000002599259C40D507AB44C.png" manifest:media-type="image/png"/>
  <manifest:file-entry manifest:full-path="Pictures/10000000000003890000035DBFFD24E7CA28427D.png" manifest:media-type="image/png"/>
  <manifest:file-entry manifest:full-path="Pictures/100000000000036E000002EAE88593B86F13F9AA.png" manifest:media-type="image/png"/>
  <manifest:file-entry manifest:full-path="Pictures/100000000000036D00000236C668596EFCF19AC9.png" manifest:media-type="image/png"/>
  <manifest:file-entry manifest:full-path="Pictures/100000000000036A000002346B3D9D94DE8F99D7.png" manifest:media-type="image/png"/>
  <manifest:file-entry manifest:full-path="Pictures/100000000000036900000350AF30C15331DC4A43.png" manifest:media-type="image/png"/>
  <manifest:file-entry manifest:full-path="Pictures/1000000000000690000003AC951AFDEDB4E93D30.png" manifest:media-type="image/png"/>
  <manifest:file-entry manifest:full-path="Pictures/100000000000028F0000035F202E17C0B0EEB172.png" manifest:media-type="image/png"/>
  <manifest:file-entry manifest:full-path="Pictures/10000000000003780000012DFA401A6020A11CD5.png" manifest:media-type="image/png"/>
  <manifest:file-entry manifest:full-path="Pictures/1000000000000277000002716C0E82506AC3853F.png" manifest:media-type="image/png"/>
  <manifest:file-entry manifest:full-path="Pictures/100000000000048600000376B640D9E47BC2B4E1.png" manifest:media-type="image/png"/>
  <manifest:file-entry manifest:full-path="Pictures/1000000000000322000002DA11E352C282E76B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officeooo:paragraph-rsid="00f0eb7e"/>
    </style:style>
    <style:style style:name="P42" style:family="paragraph" style:parent-style-name="Text_20_body">
      <style:text-properties officeooo:paragraph-rsid="00f7b49e"/>
    </style:style>
    <style:style style:name="P43" style:family="paragraph" style:parent-style-name="Text_20_body">
      <style:text-properties officeooo:paragraph-rsid="00ff3b7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19d4b8" officeooo:paragraph-rsid="0119d4b8"/>
    </style:style>
    <style:style style:name="P46" style:family="paragraph" style:parent-style-name="Text_20_body">
      <style:text-properties officeooo:paragraph-rsid="0119d4b8"/>
    </style:style>
    <style:style style:name="P47" style:family="paragraph" style:parent-style-name="Text_20_body">
      <style:text-properties officeooo:rsid="00dcb225" officeooo:paragraph-rsid="0118f202"/>
    </style:style>
    <style:style style:name="P48" style:family="paragraph" style:parent-style-name="Text_20_body">
      <style:text-properties officeooo:rsid="011c929f" officeooo:paragraph-rsid="011c929f"/>
    </style:style>
    <style:style style:name="P49" style:family="paragraph" style:parent-style-name="Text_20_body">
      <style:text-properties officeooo:rsid="011f1413" officeooo:paragraph-rsid="011f1413"/>
    </style:style>
    <style:style style:name="P50" style:family="paragraph" style:parent-style-name="Text_20_body">
      <style:text-properties officeooo:paragraph-rsid="012a160a"/>
    </style:style>
    <style:style style:name="P51" style:family="paragraph" style:parent-style-name="Text_20_body">
      <style:text-properties officeooo:paragraph-rsid="012e4659"/>
    </style:style>
    <style:style style:name="P52" style:family="paragraph" style:parent-style-name="Text_20_body">
      <style:text-properties officeooo:paragraph-rsid="01321257"/>
    </style:style>
    <style:style style:name="P53" style:family="paragraph" style:parent-style-name="Text_20_body">
      <style:text-properties officeooo:paragraph-rsid="01455d31"/>
    </style:style>
    <style:style style:name="P54" style:family="paragraph" style:parent-style-name="Text_20_body">
      <style:text-properties officeooo:paragraph-rsid="014ecff2"/>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paragraph-properties fo:break-before="page"/>
      <style:text-properties officeooo:rsid="00dac084" officeooo:paragraph-rsid="012e4659"/>
    </style:style>
    <style:style style:name="P58" style:family="paragraph" style:parent-style-name="Text_20_body">
      <style:paragraph-properties fo:break-before="page"/>
      <style:text-properties officeooo:rsid="00d7eb19" officeooo:paragraph-rsid="00d7eb19"/>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4" style:family="paragraph" style:parent-style-name="Heading_20_3">
      <style:text-properties officeooo:rsid="00d778b8" officeooo:paragraph-rsid="00d778b8"/>
    </style:style>
    <style:style style:name="P65" style:family="paragraph" style:parent-style-name="Heading_20_3">
      <style:text-properties officeooo:rsid="00d7eb19" officeooo:paragraph-rsid="00d7eb19"/>
    </style:style>
    <style:style style:name="P6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officeooo:paragraph-rsid="012e4659"/>
    </style:style>
    <style:style style:name="P80" style:family="paragraph" style:parent-style-name="Heading_20_3">
      <style:text-properties officeooo:rsid="00de9fa8" officeooo:paragraph-rsid="00de9fa8"/>
    </style:style>
    <style:style style:name="P81" style:family="paragraph" style:parent-style-name="Heading_20_3">
      <style:text-properties officeooo:rsid="00dea753" officeooo:paragraph-rsid="00dea753"/>
    </style:style>
    <style:style style:name="P8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officeooo:rsid="00de9fa8" officeooo:paragraph-rsid="00de9fa8"/>
    </style:style>
    <style:style style:name="P91" style:family="paragraph" style:parent-style-name="Heading_20_3">
      <style:paragraph-properties fo:break-before="page"/>
      <style:text-properties officeooo:rsid="0119d4b8" officeooo:paragraph-rsid="0119d4b8"/>
    </style:style>
    <style:style style:name="P92"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3" style:family="paragraph" style:parent-style-name="Text_20_body" style:list-style-name="L2">
      <style:text-properties officeooo:rsid="00d7eb19" officeooo:paragraph-rsid="00d7eb19"/>
    </style:style>
    <style:style style:name="P94" style:family="paragraph" style:parent-style-name="Text_20_body" style:list-style-name="L2">
      <style:text-properties officeooo:rsid="00d882cb" officeooo:paragraph-rsid="00d882cb"/>
    </style:style>
    <style:style style:name="P95" style:family="paragraph" style:parent-style-name="Text_20_body" style:list-style-name="L2">
      <style:text-properties officeooo:rsid="00f9da7b" officeooo:paragraph-rsid="00f9da7b"/>
    </style:style>
    <style:style style:name="P96" style:family="paragraph" style:parent-style-name="Text_20_body" style:list-style-name="L2">
      <style:text-properties officeooo:rsid="01152ff8" officeooo:paragraph-rsid="01152ff8"/>
    </style:style>
    <style:style style:name="P97" style:family="paragraph" style:parent-style-name="Text_20_body" style:list-style-name="L2">
      <style:text-properties officeooo:rsid="012a52ba" officeooo:paragraph-rsid="012a52ba"/>
    </style:style>
    <style:style style:name="P98" style:family="paragraph" style:parent-style-name="Text_20_body" style:list-style-name="L3">
      <style:text-properties officeooo:rsid="0151aaed" officeooo:paragraph-rsid="0151aaed"/>
    </style:style>
    <style:style style:name="P99" style:family="paragraph" style:parent-style-name="Text_20_body" style:list-style-name="">
      <style:text-properties officeooo:rsid="01455d31" officeooo:paragraph-rsid="01455d31"/>
    </style:style>
    <style:style style:name="P100"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1" style:family="paragraph" style:parent-style-name="Text_20_body">
      <style:text-properties officeooo:paragraph-rsid="01542eae"/>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style:font-style-asian="italic" style:font-style-complex="italic"/>
    </style:style>
    <style:style style:name="T47" style:family="text">
      <style:text-properties fo:font-style="italic" officeooo:rsid="01542eae"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1542ea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5"><text:a xlink:type="simple" xlink:href="#__RefHeading___Toc106_2122728801" text:style-name="Index_20_Link" text:visited-style-name="Index_20_Link">Installation<text:tab/>2</text:a></text:p>
          <text:p text:style-name="P55"><text:a xlink:type="simple" xlink:href="#__RefHeading___Toc305_1751241541" text:style-name="Index_20_Link" text:visited-style-name="Index_20_Link">Maintainer area<text:tab/>3</text:a></text:p>
          <text:p text:style-name="P56"><text:a xlink:type="simple" xlink:href="#__RefHeading___Toc358_4140988544" text:style-name="Index_20_Link" text:visited-style-name="Index_20_Link">Cookie consent<text:tab/>3</text:a></text:p>
          <text:p text:style-name="P56"><text:a xlink:type="simple" xlink:href="#__RefHeading___Toc360_4140988544" text:style-name="Index_20_Link" text:visited-style-name="Index_20_Link">About<text:tab/>3</text:a></text:p>
          <text:p text:style-name="P56"><text:a xlink:type="simple" xlink:href="#__RefHeading___Toc362_4140988544" text:style-name="Index_20_Link" text:visited-style-name="Index_20_Link">Imprint<text:tab/>3</text:a></text:p>
          <text:p text:style-name="P56"><text:a xlink:type="simple" xlink:href="#__RefHeading___Toc364_4140988544" text:style-name="Index_20_Link" text:visited-style-name="Index_20_Link">ToS – Terms of service<text:tab/>3</text:a></text:p>
          <text:p text:style-name="P56"><text:a xlink:type="simple" xlink:href="#__RefHeading___Toc366_4140988544" text:style-name="Index_20_Link" text:visited-style-name="Index_20_Link">Registration info<text:tab/>3</text:a></text:p>
          <text:p text:style-name="P56"><text:a xlink:type="simple" xlink:href="#__RefHeading___Toc368_4140988544" text:style-name="Index_20_Link" text:visited-style-name="Index_20_Link">FAQ<text:tab/>4</text:a></text:p>
          <text:p text:style-name="P56"><text:a xlink:type="simple" xlink:href="#__RefHeading___Toc370_4140988544" text:style-name="Index_20_Link" text:visited-style-name="Index_20_Link">Environment<text:tab/>5</text:a></text:p>
          <text:p text:style-name="P56"><text:a xlink:type="simple" xlink:href="#__RefHeading___Toc372_4140988544" text:style-name="Index_20_Link" text:visited-style-name="Index_20_Link">Users<text:tab/>6</text:a></text:p>
          <text:p text:style-name="P56"><text:a xlink:type="simple" xlink:href="#__RefHeading___Toc374_4140988544" text:style-name="Index_20_Link" text:visited-style-name="Index_20_Link">Newsletter<text:tab/>8</text:a></text:p>
          <text:p text:style-name="P56"><text:a xlink:type="simple" xlink:href="#__RefHeading___Toc376_4140988544" text:style-name="Index_20_Link" text:visited-style-name="Index_20_Link">Themes<text:tab/>9</text:a></text:p>
          <text:p text:style-name="P56"><text:a xlink:type="simple" xlink:href="#__RefHeading___Toc378_4140988544" text:style-name="Index_20_Link" text:visited-style-name="Index_20_Link">Logo<text:tab/>10</text:a></text:p>
          <text:p text:style-name="P56"><text:a xlink:type="simple" xlink:href="#__RefHeading___Toc786_4251713799" text:style-name="Index_20_Link" text:visited-style-name="Index_20_Link">Background<text:tab/>10</text:a></text:p>
          <text:p text:style-name="P56"><text:a xlink:type="simple" xlink:href="#__RefHeading___Toc624_1576187417" text:style-name="Index_20_Link" text:visited-style-name="Index_20_Link">Reports<text:tab/>11</text:a></text:p>
          <text:p text:style-name="P56"><text:a xlink:type="simple" xlink:href="#__RefHeading___Toc673_2343567594" text:style-name="Index_20_Link" text:visited-style-name="Index_20_Link">Formatted project name<text:tab/>12</text:a></text:p>
          <text:p text:style-name="P56"><text:a xlink:type="simple" xlink:href="#__RefHeading___Toc659_2868348994" text:style-name="Index_20_Link" text:visited-style-name="Index_20_Link">Account verification<text:tab/>12</text:a></text:p>
          <text:p text:style-name="P56"><text:a xlink:type="simple" xlink:href="#__RefHeading___Toc685_1381196376" text:style-name="Index_20_Link" text:visited-style-name="Index_20_Link">Categories<text:tab/>13</text:a></text:p>
          <text:p text:style-name="P56"><text:a xlink:type="simple" xlink:href="#__RefHeading___Toc720_1947958238" text:style-name="Index_20_Link" text:visited-style-name="Index_20_Link">Head code<text:tab/>15</text:a></text:p>
          <text:p text:style-name="P56"><text:a xlink:type="simple" xlink:href="#__RefHeading___Toc722_1947958238" text:style-name="Index_20_Link" text:visited-style-name="Index_20_Link">Ad code<text:tab/>16</text:a></text:p>
          <text:p text:style-name="P56"><text:a xlink:type="simple" xlink:href="#__RefHeading___Toc829_2785045542" text:style-name="Index_20_Link" text:visited-style-name="Index_20_Link">Locations<text:tab/>17</text:a></text:p>
          <text:p text:style-name="P55"><text:a xlink:type="simple" xlink:href="#__RefHeading___Toc380_4140988544" text:style-name="Index_20_Link" text:visited-style-name="Index_20_Link">User views<text:tab/>18</text:a></text:p>
          <text:p text:style-name="P56"><text:a xlink:type="simple" xlink:href="#__RefHeading___Toc756_27562372981" text:style-name="Index_20_Link" text:visited-style-name="Index_20_Link">Index page<text:tab/>18</text:a></text:p>
          <text:p text:style-name="P56"><text:a xlink:type="simple" xlink:href="#__RefHeading___Toc382_4140988544" text:style-name="Index_20_Link" text:visited-style-name="Index_20_Link">View activity<text:tab/>19</text:a></text:p>
          <text:p text:style-name="P56"><text:a xlink:type="simple" xlink:href="#__RefHeading___Toc384_4140988544" text:style-name="Index_20_Link" text:visited-style-name="Index_20_Link">Submitting an activity<text:tab/>19</text:a></text:p>
          <text:p text:style-name="P56"><text:a xlink:type="simple" xlink:href="#__RefHeading___Toc386_4140988544" text:style-name="Index_20_Link" text:visited-style-name="Index_20_Link">Messages<text:tab/>21</text:a></text:p>
          <text:p text:style-name="P56"><text:a xlink:type="simple" xlink:href="#__RefHeading___Toc388_4140988544" text:style-name="Index_20_Link" text:visited-style-name="Index_20_Link">Notifications<text:tab/>21</text:a></text:p>
          <text:p text:style-name="P56"><text:a xlink:type="simple" xlink:href="#__RefHeading___Toc711_783834382" text:style-name="Index_20_Link" text:visited-style-name="Index_20_Link">Personal user settings<text:tab/>22</text:a></text:p>
          <text:p text:style-name="P56"><text:a xlink:type="simple" xlink:href="#__RefHeading___Toc781_3526359021" text:style-name="Index_20_Link" text:visited-style-name="Index_20_Link">User profile<text:tab/>24</text:a></text:p>
          <text:p text:style-name="P56"><text:a xlink:type="simple" xlink:href="#__RefHeading___Toc788_4251713799" text:style-name="Index_20_Link" text:visited-style-name="Index_20_Link">Favorites<text:tab/>26</text:a></text:p>
        </text:index-body>
      </text:table-of-content>
      <text:p text:style-name="P10"/>
      <text:p text:style-name="P10"/>
      <text:h text:style-name="P61"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769838968" text:style-name="L1">
        <text:list-item>
          <text:p text:style-name="P92">Project name: The name of your project</text:p>
        </text:list-item>
        <text:list-item>
          <text:p text:style-name="P92">E-Mail address: Your e-mail address. It will be used to create an admin and maintainer account for you</text:p>
        </text:list-item>
        <text:list-item>
          <text:p text:style-name="P92">Database name: Name of the database to be used. If it does not exist the system will try to create it</text:p>
        </text:list-item>
        <text:list-item>
          <text:p text:style-name="P92">Database user: User name to login to the database</text:p>
        </text:list-item>
        <text:list-item>
          <text:p text:style-name="P92">Database password: Password to login to the database</text:p>
        </text:list-item>
        <text:list-item>
          <text:p text:style-name="P92">Database host: Hostname or IP address of the database</text:p>
        </text:list-item>
        <text:list-item>
          <text:p text:style-name="P92">Datapase port: Port of the database service</text:p>
        </text:list-item>
        <text:list-item>
          <text:p text:style-name="P92">SMTP Host: Host of the SMTP service. Will be used for e-mailing</text:p>
        </text:list-item>
        <text:list-item>
          <text:p text:style-name="P92">SMTP User: User of the SMTP service</text:p>
        </text:list-item>
        <text:list-item>
          <text:p text:style-name="P92">SMTP Password: The password</text:p>
        </text:list-item>
        <text:list-item>
          <text:p text:style-name="P92">SMTP From address: The address to be used in the e-mail header</text:p>
        </text:list-item>
        <text:list-item>
          <text:p text:style-name="P9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2"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4"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5"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5"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6"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6"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7" text:outline-level="3"/>
      <text:h text:style-name="P8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5"><draw:image xlink:href="Pictures/100000000000037400000362F9B1F3DE2907DEE8.png" xlink:type="simple" xlink:show="embed" xlink:actuate="onLoad" draw:mime-type="image/png"/></draw:frame></text:p>
      <text:p text:style-name="P58"/>
      <text:p text:style-name="P18"/>
      <text:h text:style-name="P66"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0" text:anchor-type="paragraph" svg:width="17cm" svg:height="16.787cm" draw:z-index="16"><draw:image xlink:href="Pictures/10000000000003730000036863D09690479933AF.png" xlink:type="simple" xlink:show="embed" xlink:actuate="onLoad" draw:mime-type="image/png"/></draw:frame></text:p>
      <text:p text:style-name="P18"/>
      <text:h text:style-name="P65" text:outline-level="3"/>
      <text:p text:style-name="P18">The following options are available:</text:p>
      <text:list xml:id="list1680374306" text:style-name="L2">
        <text:list-item>
          <text:p text:style-name="P93"><text:soft-page-break/>Project name: The name of your project</text:p>
        </text:list-item>
        <text:list-item>
          <text:p text:style-name="P93">Description: Description of your project used for the meta description element</text:p>
        </text:list-item>
        <text:list-item>
          <text:p text:style-name="P93">Tags: Tags used for the meta tags element</text:p>
        </text:list-item>
        <text:list-item>
          <text:p text:style-name="P94">Language: Overall language of the service</text:p>
        </text:list-item>
        <text:list-item>
          <text:p text:style-name="P94">SMTP Host: Host of the SMTP service used for e-mailing</text:p>
        </text:list-item>
        <text:list-item>
          <text:p text:style-name="P94">SMTP User: SMTP User</text:p>
        </text:list-item>
        <text:list-item>
          <text:p text:style-name="P94">SMTP Password: Password for authentication</text:p>
        </text:list-item>
        <text:list-item>
          <text:p text:style-name="P94">SMTP From name: From-name e-mail header field value</text:p>
        </text:list-item>
        <text:list-item>
          <text:p text:style-name="P94">SMTP From address: From-address e-mail header field value</text:p>
        </text:list-item>
        <text:list-item>
          <text:p text:style-name="P94">Google Analytics token: If you want to include Google Analytics in your service</text:p>
        </text:list-item>
        <text:list-item>
          <text:p text:style-name="P94">Twitter news feed: A Twitter handle which is used to display at the news page</text:p>
        </text:list-item>
        <text:list-item>
          <text:p text:style-name="P95">HelpRealm Workspace: If you want to use HelpRealm as support ticket backend then you can pass here your workspace hash identifier</text:p>
        </text:list-item>
        <text:list-item>
          <text:p text:style-name="P95">HelpRealm API Token: Your HelpRealm API token used for creating tickets</text:p>
        </text:list-item>
        <text:list-item>
          <text:p text:style-name="P96">HelpRealm ticket type ID: The ticket type ID to be used for creating tickets</text:p>
        </text:list-item>
        <text:list-item>
          <text:p text:style-name="P97">Account verification: Enable (1) or disable (0) the account verification feature</text:p>
        </text:list-item>
      </text:list>
      <text:h text:style-name="P65" text:outline-level="3"/>
      <text:h text:style-name="P70"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7"><draw:image xlink:href="Pictures/10000000000003790000032B98B77F3CF47FED17.png" xlink:type="simple" xlink:show="embed" xlink:actuate="onLoad" draw:mime-type="image/png"/></draw:frame><text:soft-page-break/></text:p>
      <text:p text:style-name="P19"/>
      <text:h text:style-name="P68" text:outline-level="3"/>
      <text:h text:style-name="P83"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100"><draw:frame draw:style-name="fr2" draw:name="Bild3" text:anchor-type="paragraph" svg:width="17cm" svg:height="11.658cm" draw:z-index="3"><draw:image xlink:href="Pictures/100000000000036800000256DD853E90DA60316E.png" xlink:type="simple" xlink:show="embed" xlink:actuate="onLoad" draw:mime-type="image/png"/></draw:frame></text:p>
      <text:p text:style-name="P101"><text:span text:style-name="T45">In order to enable this feature you must set a cronjob to run /</text:span><text:span text:style-name="T47">newsletter_cronjob</text:span><text:span text:style-name="T49">/</text:span><text:span text:style-name="T47">your_password </text:span><text:span text:style-name="T49">where „your_password“ is the password defined in your .env file named „APP_CRONPW“. This ensures that the backend job is not misused by non-permissive people.</text:span></text:p>
      <text:h text:style-name="P84"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8"><draw:image xlink:href="Pictures/1000000000000373000002B9B7D30C3995F4E69B.png" xlink:type="simple" xlink:show="embed" xlink:actuate="onLoad" draw:mime-type="image/png"/></draw:frame></text:p>
      <text:p text:style-name="P20"/>
      <text:h text:style-name="P69" text:outline-level="3"/>
      <text:h text:style-name="P85"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4"><draw:image xlink:href="Pictures/100000000000037300000225A0D5574F3962D0B4.png" xlink:type="simple" xlink:show="embed" xlink:actuate="onLoad" draw:mime-type="image/png"/></draw:frame></text:p>
      <text:h text:style-name="P71" text:outline-level="3"/>
      <text:h text:style-name="P74"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9"><draw:image xlink:href="Pictures/1000000000000372000003A42F4D482F6E1044DB.png" xlink:type="simple" xlink:show="embed" xlink:actuate="onLoad" draw:mime-type="image/png"/></draw:frame><text:soft-page-break/></text:p>
      <text:h text:style-name="P71" text:outline-level="3"><text:bookmark-start text:name="__RefHeading___Toc624_1576187417"/>R<text:span text:style-name="T30">eports</text:span><text:bookmark-end text:name="__RefHeading___Toc624_1576187417"/></text:h>
      <text:p text:style-name="P41"/>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20"><draw:image xlink:href="Pictures/10000000000003730000036515C178491F8FE2F8.png" xlink:type="simple" xlink:show="embed" xlink:actuate="onLoad" draw:mime-type="image/png"/></draw:frame><text:soft-page-break/></text:p>
      <text:h text:style-name="P72" text:outline-level="3"><text:bookmark-start text:name="__RefHeading___Toc673_2343567594"/>F<text:span text:style-name="T32">ormatted project name</text:span><text:bookmark-end text:name="__RefHeading___Toc673_2343567594"/></text:h>
      <text:p text:style-name="P42"/>
      <text:p text:style-name="P24">H<text:span text:style-name="T31">ere you can specify HTML formatted project name. If not specified then a default format will be used.</text:span></text:p>
      <text:p text:style-name="P24"/>
      <text:h text:style-name="P73" text:outline-level="3"><text:bookmark-start text:name="__RefHeading___Toc659_2868348994"/>A<text:span text:style-name="T38">ccount verification</text:span><text:bookmark-end text:name="__RefHeading___Toc659_2868348994"/></text:h>
      <text:p text:style-name="P50"/>
      <text:p text:style-name="P25">H<text:span text:style-name="T38">ere you can approve account verifications or deline them.</text:span></text:p>
      <text:p text:style-name="P25"/>
      <text:p text:style-name="P25"><draw:frame draw:style-name="fr2" draw:name="Bild15" text:anchor-type="paragraph" svg:width="17cm" svg:height="11.569cm" draw:z-index="21"><draw:image xlink:href="Pictures/1000000000000373000002599259C40D507AB44C.png" xlink:type="simple" xlink:show="embed" xlink:actuate="onLoad" draw:mime-type="image/png"/></draw:frame><text:soft-page-break/></text:p>
      <text:h text:style-name="P79" text:outline-level="3"><text:bookmark-start text:name="__RefHeading___Toc685_1381196376"/><text:span text:style-name="T28">Categori</text:span><text:span text:style-name="T29">es</text:span><text:bookmark-end text:name="__RefHeading___Toc685_1381196376"/></text:h>
      <text:p text:style-name="P51"/>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1" draw:name="Bild17" text:anchor-type="paragraph" svg:width="17cm" svg:height="14.444cm" draw:z-index="4"><draw:image xlink:href="Pictures/100000000000036E000002EAE88593B86F13F9AA.png" xlink:type="simple" xlink:show="embed" xlink:actuate="onLoad" draw:mime-type="image/png"/></draw:frame><text:soft-page-break/></text:p>
      <text:p text:style-name="P57"/>
      <text:h text:style-name="P75" text:outline-level="3"><text:bookmark-start text:name="__RefHeading___Toc720_1947958238"/>H<text:span text:style-name="T39">ead code</text:span><text:bookmark-end text:name="__RefHeading___Toc720_1947958238"/></text:h>
      <text:p text:style-name="P52"/>
      <text:p text:style-name="P27">H<text:span text:style-name="T39">ere you can specify custom code which will then be inserted in the head section of the outputted document code.</text:span></text:p>
      <text:h text:style-name="P76" text:outline-level="3"><draw:frame draw:style-name="fr2" draw:name="Bild18" text:anchor-type="paragraph" svg:width="17cm" svg:height="10.971cm" draw:z-index="5"><draw:image xlink:href="Pictures/100000000000036D00000236C668596EFCF19AC9.png" xlink:type="simple" xlink:show="embed" xlink:actuate="onLoad" draw:mime-type="image/png"/></draw:frame></text:h>
      <text:h text:style-name="P86" text:outline-level="3"><text:bookmark-start text:name="__RefHeading___Toc722_1947958238"/>A<text:span text:style-name="T39">d code</text:span><text:bookmark-end text:name="__RefHeading___Toc722_1947958238"/></text:h>
      <text:p text:style-name="P52"/>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6"><draw:image xlink:href="Pictures/100000000000036A000002346B3D9D94DE8F99D7.png" xlink:type="simple" xlink:show="embed" xlink:actuate="onLoad" draw:mime-type="image/png"/></draw:frame></text:p>
      <text:h text:style-name="P87" text:outline-level="3"><text:bookmark-start text:name="__RefHeading___Toc829_2785045542"/>Locations<text:bookmark-end text:name="__RefHeading___Toc829_2785045542"/></text:h>
      <text:p text:style-name="P54"/>
      <text:p text:style-name="P28">H<text:span text:style-name="T39">ere you ca</text:span><text:span text:style-name="T42">n manage the locations which are used for creating and editing and filtering activities.</text:span></text:p>
      <text:p text:style-name="P28"><draw:frame draw:style-name="fr3" draw:name="Bild23" text:anchor-type="char" svg:width="17cm" svg:height="16.512cm" draw:z-index="22"><draw:image xlink:href="Pictures/100000000000036900000350AF30C15331DC4A43.png" xlink:type="simple" xlink:show="embed" xlink:actuate="onLoad" draw:mime-type="image/png"/></draw:frame></text:p>
      <text:h text:style-name="P63" text:outline-level="2"><text:bookmark-start text:name="__RefHeading___Toc380_4140988544"/>U<text:span text:style-name="T23">ser views</text:span><text:bookmark-end text:name="__RefHeading___Toc380_4140988544"/></text:h>
      <text:p text:style-name="P12"/>
      <text:h text:style-name="P77" text:outline-level="3"><text:bookmark-start text:name="__RefHeading___Toc756_27562372981"/>I<text:span text:style-name="T23">ndex page</text:span><text:bookmark-end text:name="__RefHeading___Toc756_27562372981"/></text:h>
      <text:p text:style-name="P37"/>
      <text:p text:style-name="P40">T<text:span text:style-name="T34">his is the index page of the system. Here users can view the current available activities. Also they can login or register. There is also an about content available under the activity feed. </text:span></text:p>
      <text:p text:style-name="P39"><draw:frame draw:style-name="fr2" draw:name="Bild7" text:anchor-type="paragraph" svg:width="17cm" svg:height="9.511cm" draw:z-index="13"><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8" text:outline-level="3"><text:bookmark-start text:name="__RefHeading___Toc382_4140988544"/>V<text:span text:style-name="T35">iew activity</text:span><text:bookmark-end text:name="__RefHeading___Toc382_4140988544"/></text:h>
      <text:p text:style-name="P29"/>
      <text:p text:style-name="P29"><draw:frame draw:style-name="fr3" draw:name="Bild8" text:anchor-type="paragraph" svg:width="17cm" svg:height="9.439cm" draw:z-index="7"><draw:image xlink:href="Pictures/100000000000068B000003A2417891DA41276F97.png" xlink:type="simple" xlink:show="embed" xlink:actuate="onLoad" draw:mime-type="image/png"/></draw:frame></text:p>
      <text:p text:style-name="P47">H<text:span text:style-name="T35">ere you can view the activity details. You can participate (potentially or actually), perform activity options and post comments. Admins and owners can also do specific management operations.</text:span></text:p>
      <text:p text:style-name="P48">Participants can also upload images.</text:p>
      <text:p text:style-name="P49">Activities can be limited by amount of users and also restricted to a specific gender.</text:p>
      <text:p text:style-name="P30"/>
      <text:h text:style-name="P80"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1"><draw:image xlink:href="Pictures/100000000000028F0000035F202E17C0B0EEB172.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90"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1"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1" draw:name="Bild13" text:anchor-type="paragraph" svg:width="16.695cm" svg:height="16.536cm" draw:z-index="9"><draw:image xlink:href="Pictures/1000000000000277000002716C0E82506AC3853F.png" xlink:type="simple" xlink:show="embed" xlink:actuate="onLoad" draw:mime-type="image/png"/></draw:frame><text:soft-page-break/></text:p>
      <text:p text:style-name="P33"/>
      <text:h text:style-name="P78" text:outline-level="3"><text:bookmark-start text:name="__RefHeading___Toc711_783834382"/>P<text:span text:style-name="T35">ersonal user settings</text:span><text:bookmark-end text:name="__RefHeading___Toc711_783834382"/></text:h>
      <text:p text:style-name="P43"/>
      <text:p text:style-name="P35">I<text:span text:style-name="T35">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10"><draw:image xlink:href="Pictures/10000000000003890000035DBFFD24E7CA28427D.png" xlink:type="simple" xlink:show="embed" xlink:actuate="onLoad" draw:mime-type="image/png"/></draw:frame><text:soft-page-break/></text:p>
      <text:list xml:id="list1513543453" text:style-name="L3">
        <text:list-item>
          <text:p text:style-name="P98">Profile section enables users to manage their profile data</text:p>
        </text:list-item>
        <text:list-item>
          <text:p text:style-name="P98">Security section enables users to change password, <text:span text:style-name="T44">e-mail address and set whether guests may see their profile or not</text:span></text:p>
        </text:list-item>
        <text:list-item>
          <text:p text:style-name="P98">Notifications section enables users to manage their notification subscriptions</text:p>
        </text:list-item>
        <text:list-item>
          <text:p text:style-name="P98">Membership section enables users to purchase pro mode, request account verification or delete their account</text:p>
        </text:list-item>
      </text:list>
      <text:h text:style-name="P89" text:outline-level="3"><text:bookmark-start text:name="__RefHeading___Toc781_3526359021"/>U<text:span text:style-name="T40">ser profile</text:span><text:bookmark-end text:name="__RefHeading___Toc781_3526359021"/></text:h>
      <text:p text:style-name="P53"/>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paragraph" svg:width="17cm" svg:height="13.007cm" draw:z-index="11"><draw:image xlink:href="Pictures/100000000000048600000376B640D9E47BC2B4E1.png" xlink:type="simple" xlink:show="embed" xlink:actuate="onLoad" draw: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99" text:outline-level="3"><draw:frame draw:style-name="fr2" draw:name="Bild22" text:anchor-type="paragraph" svg:width="17cm" svg:height="15.473cm" draw:z-index="12"><draw:image xlink:href="Pictures/1000000000000322000002DA11E352C282E76B57.png" xlink:type="simple" xlink:show="embed" xlink:actuate="onLoad" draw:mime-type="image/png"/></draw:frame><text:soft-page-break/></text:h>
      <text:p text:style-name="Standard"><text:bookmark-start text:name="__RefHeading___Toc791_3526359021"/>(Admins/Maintainers have more options as shown in the screenshot)<text:bookmark-end text:name="__RefHeading___Toc791_3526359021"/></text:p>
      <text:h text:style-name="P91" text:outline-level="3"><text:bookmark-start text:name="__RefHeading___Toc788_4251713799"/>Favorites<text:bookmark-end text:name="__RefHeading___Toc788_4251713799"/></text:h>
      <text:p text:style-name="P46"/>
      <text:p text:style-name="P45">There is also a popup overlay where you can view and manage your favorites. An indicator will be shown if a favorited user has open activities.</text:p>
      <text:p text:style-name="P45"/>
      <text:p text:style-name="P45"><draw:frame draw:style-name="fr1" draw:name="Bild11" text:anchor-type="paragraph" svg:width="15.61cm" svg:height="16.828cm" draw:z-index="0"><draw:image xlink:href="Pictures/100000000000024E0000027C7A24D5E134CEC7B7.png" xlink:type="simple" xlink:show="embed" xlink:actuate="onLoad" draw:mime-type="image/png"/></draw:frame></text:p>
      <text:p text:style-name="P44"><text:s/></text:p>
      <text:p text:style-name="P44"/>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19T01:30:11.472000000</dc:date>
    <meta:editing-duration>PT15H24M54S</meta:editing-duration>
    <meta:editing-cycles>278</meta:editing-cycles>
    <meta:generator>LibreOffice/7.0.1.2$Windows_X86_64 LibreOffice_project/7cbcfc562f6eb6708b5ff7d7397325de9e764452</meta:generator>
    <meta:document-statistic meta:table-count="0" meta:image-count="23" meta:object-count="0" meta:page-count="26" meta:paragraph-count="143" meta:word-count="1471" meta:character-count="8532" meta:non-whitespace-character-count="7227"/>
  </office:meta>
</office:document-meta>
</file>